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1404e" officeooo:paragraph-rsid="0001404e"/>
    </style:style>
    <style:style style:name="P2" style:family="paragraph" style:parent-style-name="Standard" style:list-style-name="L4">
      <style:text-properties officeooo:rsid="0001404e" officeooo:paragraph-rsid="000140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4431601" text:style-name="L1">
        <text:list-item>
          <text:p text:style-name="P1">Zrobić przesuwane podekrany z levelami</text:p>
        </text:list-item>
      </text:list>
      <text:list xml:id="list1575398943" text:style-name="L4">
        <text:list-item>
          <text:p text:style-name="P2">zrobić grid container z levelami</text:p>
        </text:list-item>
        <text:list-item>
          <text:p text:style-name="P2">zrobić ikonki leveli które po kliknięciu przekierowują do levela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1-03-10T23:14:43.171000000</dc:date>
    <meta:editing-duration>PT24M31S</meta:editing-duration>
    <meta:editing-cycles>1</meta:editing-cycles>
    <meta:document-statistic meta:table-count="0" meta:image-count="0" meta:object-count="0" meta:page-count="1" meta:paragraph-count="4" meta:word-count="23" meta:character-count="141" meta:non-whitespace-character-count="125"/>
  </office:meta>
</office:document-meta>
</file>